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63f69" officeooo:paragraph-rsid="00263f69" style:font-size-asian="12pt" style:font-weight-asian="normal" style:font-size-complex="12pt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House</text:h>
      <text:p text:style-name="P1"/>
      <text:section text:style-name="Sect1" text:name="Section1">
        <text:list xml:id="list737613761" text:style-name="L1">
          <text:list-item>
            <text:p text:style-name="P2">attic</text:p>
          </text:list-item>
          <text:list-item>
            <text:p text:style-name="P2">balcony</text:p>
          </text:list-item>
          <text:list-item>
            <text:p text:style-name="P2">basement</text:p>
          </text:list-item>
          <text:list-item>
            <text:p text:style-name="P2">bathroom</text:p>
          </text:list-item>
          <text:list-item>
            <text:p text:style-name="P2">bedroom</text:p>
          </text:list-item>
          <text:list-item>
            <text:p text:style-name="P2">ceiling</text:p>
          </text:list-item>
          <text:list-item>
            <text:p text:style-name="P2">chimney</text:p>
          </text:list-item>
          <text:list-item>
            <text:p text:style-name="P2">dining room</text:p>
          </text:list-item>
          <text:list-item>
            <text:p text:style-name="P2">door</text:p>
          </text:list-item>
          <text:list-item>
            <text:p text:style-name="P2">downstairs</text:p>
          </text:list-item>
          <text:list-item>
            <text:p text:style-name="P2">driveway</text:p>
          </text:list-item>
          <text:list-item>
            <text:p text:style-name="P2">fireplace</text:p>
          </text:list-item>
          <text:list-item>
            <text:p text:style-name="P2">front porch</text:p>
          </text:list-item>
          <text:list-item>
            <text:p text:style-name="P2">garage</text:p>
          </text:list-item>
          <text:list-item>
            <text:p text:style-name="P2">garden wall</text:p>
          </text:list-item>
          <text:list-item>
            <text:p text:style-name="P2">garden</text:p>
          </text:list-item>
          <text:list-item>
            <text:p text:style-name="P2">gate</text:p>
          </text:list-item>
          <text:list-item>
            <text:p text:style-name="P2">kitchen</text:p>
          </text:list-item>
          <text:list-item>
            <text:p text:style-name="P2">laundry room</text:p>
          </text:list-item>
          <text:list-item>
            <text:p text:style-name="P2">living room</text:p>
          </text:list-item>
          <text:list-item>
            <text:p text:style-name="P2">mailbox</text:p>
          </text:list-item>
          <text:list-item>
            <text:p text:style-name="P2">messy room</text:p>
          </text:list-item>
          <text:list-item>
            <text:p text:style-name="P2">roof</text:p>
          </text:list-item>
          <text:list-item>
            <text:p text:style-name="P2">steps</text:p>
          </text:list-item>
          <text:list-item>
            <text:p text:style-name="P2">study</text:p>
          </text:list-item>
          <text:list-item>
            <text:p text:style-name="P2">swimming pool</text:p>
          </text:list-item>
          <text:list-item>
            <text:p text:style-name="P2">upstairs</text:p>
          </text:list-item>
          <text:list-item>
            <text:p text:style-name="P2">walkway</text:p>
          </text:list-item>
          <text:list-item>
            <text:p text:style-name="P2">window</text:p>
          </text:list-item>
          <text:list-item>
            <text:p text:style-name="P2">windows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2T16:20:26.847000000</dc:date>
    <dc:creator>E G</dc:creator>
    <meta:editing-duration>PT1H36M19S</meta:editing-duration>
    <meta:editing-cycles>1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1" meta:word-count="68" meta:character-count="317" meta:non-whitespace-character-count="310"/>
    <meta:user-defined meta:name="DocumentEncoding">utf-8</meta:user-defined>
    <meta:user-defined meta:name="HTML" meta:value-type="boolean">true</meta:user-defined>
  </office:meta>
</office:document-meta>
</file>